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r. Cristian Pons Pons</text:p>
      <text:p text:style-name="Standard">Presidenta del Club Esportiu Endavant</text:p>
      <text:p text:style-name="Standard">C/ Clar, 73. 07702 Maó</text:p>
      <text:p text:style-name="Standard"/>
      <text:p text:style-name="Standard">Us convoc a la propera reunió del Club Marítim de Maó</text:p>
      <text:p text:style-name="Standard">Dia: 12 de novembre de 2024</text:p>
      <text:p text:style-name="Standard">Hora: 20.30 h</text:p>
      <text:p text:style-name="Standard">Lloc: Club Marítim de Maó</text:p>
      <text:p text:style-name="Standard"/>
      <text:p text:style-name="Standard">Ordre del dia:</text:p>
      <text:p text:style-name="Standard"/>
      <text:p text:style-name="Standard">1. Lectura i aprovació de l’acta de la sessió anterior.</text:p>
      <text:p text:style-name="Standard">2. Organització del Campionat.</text:p>
      <text:p text:style-name="Standard">3. Admissió de nous membres a la Federació.</text:p>
      <text:p text:style-name="Standard">4. Torn obert de paraules.</text:p>
      <text:p text:style-name="Standard">Maó, 5 de novembre de 202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2:12:01.674231685</meta:creation-date>
    <dc:date>2024-11-15T12:12:34.443270244</dc:date>
    <meta:editing-duration>PT34S</meta:editing-duration>
    <meta:editing-cycles>1</meta:editing-cycles>
    <meta:document-statistic meta:table-count="0" meta:image-count="0" meta:object-count="0" meta:page-count="1" meta:paragraph-count="13" meta:word-count="75" meta:character-count="393" meta:non-whitespace-character-count="331"/>
    <meta:generator>LibreOffice/24.2.6.2$Linux_X86_64 LibreOffice_project/420$Build-2</meta:generator>
  </office:meta>
</office:document-meta>
</file>